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c6b0" officeooo:paragraph-rsid="000170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/>
      <text:p text:style-name="P1"></text:p>
      <text:p text:style-name="P1"></text:p>
      <text:p text:style-name="P1">&lt;!ENTITY % draft "INCLUDE"&gt;</text:p>
      <text:p text:style-name="P1">&lt;!ENTITY % final "IGNORE"&gt;</text:p>
      <text:p text:style-name="P1">&lt;![%draft;[</text:p>
      <text:p text:style-name="P1">&lt;!ELEMENT book (title,author,summary)&gt;</text:p>
      <text:p text:style-name="P1">]]&gt;</text:p>
      <text:p text:style-name="P1">&lt;![%final;[</text:p>
      <text:p text:style-name="P1">&lt;!ELEMENT book (comments*,title,author,summary)&gt;</text:p>
      <text:p text:style-name="P1">]]&gt;</text:p>
      <text:p text:style-name="P1">&lt;!ELEMENT comments (#PCDATA)&gt;</text:p>
      <text:p text:style-name="P1">&lt;!ELEMENT title (#PCDATA)&gt;</text:p>
      <text:p text:style-name="P1">&lt;!ELEMENT author (#PCDATA)&gt;</text:p>
      <text:p text:style-name="P1">&lt;!ELEMENT summary (#PCDATA)&gt;</text:p>
      <text:p text:style-name="P1"></text:p>
      <text:p text:style-name="P1"></text:p>
      <text:p text:style-name="P1"></text:p>
      <text:p text:style-name="P1">In the above example draft will be processed and final will not be processed and it will not be displayed in output. </text:p>
      <text:p text:style-name="P1"></text:p>
      <text:p text:style-name="P1">INCLUDE and IGNORE are also sections like CDATA.</text:p>
      <text:p text:style-name="P1">The include element is used to add multiple schemas with the same target namespace to a document.</text:p>
      <text:p text:style-name="P1"></text:p>
      <text:p text:style-name="P1">When the keyword is INCLUDE, then the contents of the marked section will be processed.</text:p>
      <text:p text:style-name="P1">When the keyword is IGNORE, the marked section is ignored and will not be processed. It will not appear in the output.</text:p>
      <text:p text:style-name="P1"></text:p>
      <text:p text:style-name="P1">By itself, this is not too useful. Text to be removed from the document could be cut out, or wrapped in comments.</text:p>
      <text:p text:style-name="P1"></text:p>
      <text:p text:style-name="P1">It becomes more useful when controlled by parameter entities, yet this usage is limited to entity files.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00:41:26.781516093</meta:creation-date>
    <dc:date>2015-12-19T00:42:01.700319763</dc:date>
    <meta:editing-duration>P0D</meta:editing-duration>
    <meta:editing-cycles>1</meta:editing-cycles>
    <meta:document-statistic meta:table-count="0" meta:image-count="0" meta:object-count="0" meta:page-count="1" meta:paragraph-count="35" meta:word-count="153" meta:character-count="996" meta:non-whitespace-character-count="826"/>
    <meta:generator>LibreOffice/4.2.4.2$Linux_X86_64 LibreOffice_project/420m0$Build-2</meta:generator>
  </office:meta>
</office:document-meta>
</file>